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1A43E3CEAC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2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Verdana2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Verdana2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Verdana2" fo:font-size="15pt" style:font-size-asian="15pt" style:font-size-complex="15pt"/>
    </style:style>
    <style:style style:name="P5" style:family="paragraph" style:parent-style-name="Standard">
      <style:text-properties style:font-name="Verdana2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2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font-name="Verdana2" fo:font-size="10pt" style:font-size-asian="10pt" style:font-size-complex="10pt"/>
    </style:style>
    <style:style style:name="P11" style:family="paragraph" style:parent-style-name="Text_20_body">
      <style:text-properties style:font-name="Verdana2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Verdana2"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.199cm" fo:text-align="start" style:justify-single-word="false" fo:text-indent="0cm" style:auto-text-indent="false"/>
      <style:text-properties style:font-name="Verdana2" fo:font-size="10pt" style:font-size-asian="10pt" style:font-size-complex="10pt"/>
    </style:style>
    <style:style style:name="P15" style:family="paragraph" style:parent-style-name="Heading_20_2">
      <style:text-properties fo:font-weight="bold" style:font-weight-asian="bold" style:font-weight-complex="bold"/>
    </style:style>
    <style:style style:name="P16" style:family="paragraph" style:parent-style-name="Heading_20_1" style:list-style-name=""/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Heading_20_3">
      <style:paragraph-properties fo:margin-left="0cm" fo:margin-right="0cm" fo:margin-top="0cm" fo:margin-bottom="0.199cm" fo:text-indent="0cm" style:auto-text-indent="false"/>
    </style:style>
    <style:style style:name="P21" style:family="paragraph">
      <style:paragraph-properties fo:text-align="center"/>
    </style:style>
    <style:style style:name="P22" style:family="paragraph">
      <style:text-properties style:font-name="Verdana2" fo:font-size="10pt" style:font-size-asian="10pt" style:font-size-complex="10pt"/>
    </style:style>
    <style:style style:name="T1" style:family="text">
      <style:text-properties style:font-name="Verdana2" fo:font-size="10pt" style:font-size-asian="10pt" style:font-size-complex="10pt"/>
    </style:style>
    <style:style style:name="T2" style:family="text">
      <style:text-properties style:font-name="Verdana2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Verdana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font-name="Verdana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45cm" style:run-through="foreground"/>
    </style:style>
    <style:style style:name="gr5" style:family="graphic">
      <style:graphic-properties draw:fill="solid" draw:fill-color="#e6e6e6" draw:textarea-horizontal-align="center" draw:textarea-vertical-align="middle" style:run-through="foreground"/>
    </style:style>
    <style:style style:name="gr6" style:family="graphic">
      <style:graphic-properties draw:fill="solid" draw:fill-color="#cccccc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492cm" style:run-through="foreground"/>
    </style:style>
    <style:style style:name="gr8" style:family="graphic">
      <style:graphic-properties draw:stroke="none" svg:stroke-color="#000000" draw:fill="none" draw:fill-color="#ffffff" fo:min-height="0.804cm" style:run-through="foreground"/>
    </style:style>
    <style:style style:name="gr9" style:family="graphic">
      <style:graphic-properties draw:stroke="none" svg:stroke-color="#000000" draw:fill="none" draw:fill-color="#ffffff" fo:min-height="0.351cm" style:run-through="foreground"/>
    </style:style>
    <style:style style:name="gr10" style:family="graphic">
      <style:graphic-properties draw:stroke="none" svg:stroke-color="#000000" draw:fill="none" draw:fill-color="#ffffff" fo:min-height="0.353cm" style:run-through="foreground"/>
    </style:style>
    <style:style style:name="gr11" style:family="graphic">
      <style:graphic-properties draw:stroke="none" svg:stroke-color="#000000" draw:fill="none" draw:fill-color="#ffffff" fo:min-height="0.407cm" style:run-through="foreground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>Documentação Folha de Estilos </text:p>
      <text:p text:style-name="P6"/>
      <text:p text:style-name="P6">Portal Transparência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7"><text:soft-page-break/><text:s text:c="4"/>Bibliotecas Utilizadas<text:tab/>2</text:p>
          <text:p text:style-name="P19">Estilo Principal : style.css<text:tab/>2</text:p>
          <text:p text:style-name="P19">Grid : jquery-ui.css e ui.jqgrid.css<text:tab/>2</text:p>
          <text:p text:style-name="P17"><text:s text:c="4"/>Estrutura dos Layouts<text:tab/>3</text:p>
          <text:p text:style-name="P19">Geral<text:tab/>3</text:p>
          <text:p text:style-name="P18"><text:s text:c="6"/>div #general_content<text:tab/>3</text:p>
          <text:p text:style-name="P18"><text:s text:c="6"/>div #main_header<text:tab/>3</text:p>
          <text:p text:style-name="P18"><text:s text:c="6"/>div #header<text:tab/>3</text:p>
          <text:p text:style-name="P18"><text:s text:c="6"/>div #main_content<text:tab/>3</text:p>
          <text:p text:style-name="P18"><text:s text:c="6"/>div #main_footer<text:tab/>4</text:p>
          <text:p text:style-name="P18"><text:s text:c="6"/>div #footer<text:tab/>4</text:p>
          <text:p text:style-name="P19">Página Principal<text:tab/>4</text:p>
          <text:p text:style-name="P18"><text:s text:c="6"/>div #navbar<text:tab/>4</text:p>
          <text:p text:style-name="P18"><text:s text:c="6"/>div #content<text:tab/>4</text:p>
          <text:p text:style-name="P19">Glossário<text:tab/>5</text:p>
          <text:p text:style-name="P18"><text:s text:c="6"/>div .glossario<text:tab/>5</text:p>
          <text:p text:style-name="P18"><text:s text:c="6"/>div .itens_glossario<text:tab/>5</text:p>
          <text:p text:style-name="P19">Consulta Dados ( Despesas / Receitas / Diárias )<text:tab/>6</text:p>
          <text:p text:style-name="P18"><text:s text:c="6"/>div #breadcrumb<text:tab/>6</text:p>
          <text:p text:style-name="P18"><text:s text:c="6"/>div #consulta_dados<text:tab/>6</text:p>
          <text:p text:style-name="P18"><text:s text:c="6"/>div .navbar_detalhe<text:tab/>6</text:p>
          <text:p text:style-name="P17"><text:s text:c="4"/>Alterar Imagem Cabeçalho<text:tab/>6</text:p>
        </text:index-body>
      </text:table-of-content>
      <text:p text:style-name="P3"/>
      <text:p text:style-name="P3"/>
      <text:h text:style-name="P16" text:outline-level="1"><text:s text:c="4"/><text:span text:style-name="T7">Bibliotecas Utilizadas</text:span></text:h>
      <text:p text:style-name="P3"><text:s text:c="2"/></text:p>
      <text:p text:style-name="P3"><text:s text:c="7"/>Os fontes referentes as bibliotecas utilizadas são salvos dentro do diretório app/webroot/css;</text:p>
      <text:p text:style-name="P3"><text:s text:c="7"/></text:p>
      <text:p text:style-name="P3"><text:s text:c="7"/></text:p>
      <text:h text:style-name="P15" text:outline-level="2">Estilo Principal : style.css</text:h>
      <text:p text:style-name="P3"/>
      <text:p text:style-name="P3"><text:tab/>Nesse arquivo é salvo todo estilo referente ao site;</text:p>
      <text:p text:style-name="P3"/>
      <text:p text:style-name="P3"/>
      <text:h text:style-name="Heading_20_2" text:outline-level="2">Grid : <text:span text:style-name="T7">jquery-ui.css e ui.jqgrid.css</text:span></text:h>
      <text:p text:style-name="P3"/>
      <text:p text:style-name="P3"><text:tab/>Arquivos referentes a folha de estilo utilizada pela grid de consulta do site ( componente jqgrid ) ;</text:p>
      <text:p text:style-name="P3"><text:tab/>Caso queira modificar o estilo da grid basta acessar o site <text:a xlink:type="simple" xlink:href="http://jqueryui.com/"><text:span text:style-name="T5">http://jqueryui.com/</text:span></text:a> e na sessão <text:span text:style-name="T5">Theme</text:span> configurar o estilo conforme desejado. Após isso basta efetuar o download do tema configurado, descompactar e salvar fonte <text:span text:style-name="T6">jquery-ui.css</text:span><text:span text:style-name="T7"> </text:span>no diretório padrão do site;</text:p>
      <text:p text:style-name="P3"/>
      <text:p text:style-name="P3"/>
      <text:p text:style-name="P3"/>
      <text:p text:style-name="P3"/>
      <text:p text:style-name="P3"/>
      <text:p text:style-name="P3"/>
      <text:h text:style-name="P16" text:outline-level="1"><text:soft-page-break/><text:s text:c="4"/>Estrutura dos Layouts</text:h>
      <text:p text:style-name="Text_20_body"/>
      <text:h text:style-name="P15" text:outline-level="2">Geral</text:h>
      <text:p text:style-name="P13"/>
      <text:p text:style-name="P11"><text:s text:c="8"/>Conteúdo referente a todo portal sendo as divs mencionadas abaixo sempre renderizadas ao acessar qualquer parte do portal.</text:p>
      <text:p text:style-name="P3"><text:s text:c="12"/></text:p>
      <text:p text:style-name="P3"><text:tab/> <text:s/>Fote : views/layout/default.ctp</text:p>
      <text:p text:style-name="P10"><draw:g text:anchor-type="paragraph" draw:z-index="0" draw:style-name="gr1"><draw:g draw:style-name="gr2"><draw:rect draw:style-name="gr3" draw:text-style-name="P21" svg:width="13.786cm" svg:height="10.05cm" svg:x="1.501cm" svg:y="0.377cm"><text:p/></draw:rect><draw:frame draw:style-name="gr4" draw:text-style-name="P22" svg:width="4.261cm" svg:height="0.451cm" svg:x="1.898cm" svg:y="0.483cm"><draw:text-box><text:p><text:span text:style-name="T1">div #general_content</text:span></text:p></draw:text-box></draw:frame></draw:g><draw:g draw:style-name="gr2"><draw:rect draw:style-name="gr5" draw:text-style-name="P21" svg:width="13.018cm" svg:height="2.581cm" svg:x="1.871cm" svg:y="1.093cm"><text:p/></draw:rect><draw:rect draw:style-name="gr6" draw:text-style-name="P21" svg:width="12.133cm" svg:height="1.482cm" svg:x="2.314cm" svg:y="1.853cm"><text:p/></draw:rect><draw:frame draw:style-name="gr4" draw:text-style-name="P22" svg:width="3.678cm" svg:height="0.451cm" svg:x="2.321cm" svg:y="1.241cm"><draw:text-box><text:p><text:span text:style-name="T1">div #main_header</text:span></text:p></draw:text-box></draw:frame><draw:frame draw:style-name="gr4" draw:text-style-name="P22" svg:width="3.017cm" svg:height="0.451cm" svg:x="2.612cm" svg:y="2.002cm"><draw:text-box><text:p><text:span text:style-name="T1">div #header</text:span></text:p></draw:text-box></draw:frame></draw:g><draw:g draw:style-name="gr2"><draw:rect draw:style-name="gr5" draw:text-style-name="P21" svg:width="13.018cm" svg:height="2.474cm" svg:x="1.871cm" svg:y="7.598cm"><text:p/></draw:rect><draw:rect draw:style-name="gr6" draw:text-style-name="P21" svg:width="12.122cm" svg:height="1.377cm" svg:x="2.318cm" svg:y="8.325cm"><text:p/></draw:rect><draw:frame draw:style-name="gr4" draw:text-style-name="P22" svg:width="3.308cm" svg:height="0.451cm" svg:x="2.316cm" svg:y="7.736cm"><draw:text-box><text:p><text:span text:style-name="T1">div #main_footer</text:span></text:p></draw:text-box></draw:frame><draw:frame draw:style-name="gr4" draw:text-style-name="P22" svg:width="3.017cm" svg:height="0.451cm" svg:x="2.612cm" svg:y="8.53cm"><draw:text-box><text:p><text:span text:style-name="T1">div #footer</text:span></text:p></draw:text-box></draw:frame></draw:g><draw:g draw:style-name="gr2"><draw:rect draw:style-name="gr5" draw:text-style-name="P21" svg:width="13.018cm" svg:height="3.267cm" svg:x="1.871cm" svg:y="3.997cm"><text:p/></draw:rect><draw:frame draw:style-name="gr7" draw:text-style-name="P22" svg:width="3.626cm" svg:height="0.493cm" svg:x="2.374cm" svg:y="4.115cm"><draw:text-box><text:p><text:span text:style-name="T1">div #main_content</text:span></text:p></draw:text-box></draw:frame></draw:g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0" text:outline-level="3"><text:s text:c="6"/><text:span text:style-name="T7">div #general_content</text:span></text:h>
      <text:p text:style-name="P14"><text:tab/>Div principal da página agrupadora de todas as DIVs;</text:p>
      <text:h text:style-name="P20" text:outline-level="3"><text:s text:c="6"/><text:span text:style-name="T7">div #main_header</text:span></text:h>
      <text:p text:style-name="P14"><text:tab/>Div agrupadora do cabeçalho;</text:p>
      <text:h text:style-name="P20" text:outline-level="3"><text:s text:c="6"/><text:span text:style-name="T7">div #header</text:span></text:h>
      <text:p text:style-name="P14"><text:tab/>Div referente ao conteúdo do cabeçalho ;</text:p>
      <text:h text:style-name="P20" text:outline-level="3"><text:s text:c="6"/><text:span text:style-name="T7">div #main_content</text:span></text:h>
      <text:p text:style-name="P14"><text:tab/>Div agrupadora do conteúdo principal da página;</text:p>
      <text:h text:style-name="P20" text:outline-level="3"><text:soft-page-break/></text:h>
      <text:h text:style-name="P20" text:outline-level="3"><text:s text:c="6"/><text:span text:style-name="T7">div #main_footer</text:span></text:h>
      <text:p text:style-name="P14"><text:tab/>Div agrupadora do rodapé;</text:p>
      <text:h text:style-name="P20" text:outline-level="3"><text:s text:c="6"/><text:span text:style-name="T7">div #footer</text:span></text:h>
      <text:p text:style-name="P14"><text:tab/>Div referente ao conteúdo do rodapé;</text:p>
      <text:p text:style-name="P12"/>
      <text:p text:style-name="P12"/>
      <text:h text:style-name="P15" text:outline-level="2">Página Principal</text:h>
      <text:p text:style-name="P12"/>
      <text:p text:style-name="P9"><text:span text:style-name="T2"><text:s text:c="8"/>O conteúdo informado abaixo se refere a página inicial do portal sendo ele localizado dentro da div #</text:span><text:span text:style-name="T3">main_content</text:span><text:span text:style-name="T4"> do layout principal do portal.</text:span></text:p>
      <text:p text:style-name="P9"/>
      <text:p text:style-name="P3"><text:tab/> <text:s/>Fonte : views/main/index.ctp</text:p>
      <text:p text:style-name="P10"><draw:g text:anchor-type="paragraph" draw:z-index="1" draw:style-name="gr1"><draw:rect draw:style-name="gr3" draw:text-style-name="P21" svg:width="12.992cm" svg:height="5.471cm" svg:x="1.501cm" svg:y="0.219cm"><text:p/></draw:rect><draw:frame draw:style-name="gr8" draw:text-style-name="P22" svg:width="4.012cm" svg:height="0.805cm" svg:x="1.877cm" svg:y="0.251cm"><draw:text-box><text:p><text:span text:style-name="T1">div #main_content</text:span></text:p></draw:text-box></draw:frame><draw:rect draw:style-name="gr5" draw:text-style-name="P21" svg:width="3.229cm" svg:height="4.599cm" svg:x="1.871cm" svg:y="0.773cm"><text:p/></draw:rect><draw:frame draw:style-name="gr4" draw:text-style-name="P22" svg:width="3.678cm" svg:height="0.451cm" svg:x="2.321cm" svg:y="0.872cm"><draw:text-box><text:p><text:span text:style-name="T1">div #navbar</text:span></text:p></draw:text-box></draw:frame><draw:rect draw:style-name="gr5" draw:text-style-name="P21" svg:width="8.547cm" svg:height="4.599cm" svg:x="5.496cm" svg:y="0.75cm"><text:p/></draw:rect><draw:frame draw:style-name="gr4" draw:text-style-name="P22" svg:width="3.678cm" svg:height="0.451cm" svg:x="5.845cm" svg:y="0.872cm"><draw:text-box><text:p><text:span text:style-name="T1">div #content</text:span></text:p></draw:text-box></draw:frame></draw:g></text:p>
      <text:p text:style-name="P10"/>
      <text:p text:style-name="P10"/>
      <text:p text:style-name="P10"/>
      <text:p text:style-name="P10"/>
      <text:p text:style-name="P10"/>
      <text:h text:style-name="Heading_20_3" text:outline-level="3"/>
      <text:h text:style-name="Heading_20_3" text:outline-level="3"/>
      <text:p text:style-name="Text_20_body"/>
      <text:h text:style-name="Heading_20_3" text:outline-level="3"><text:s text:c="6"/><text:span text:style-name="T7">div #navbar</text:span></text:h>
      <text:p text:style-name="P10"><text:tab/>Div referente ao menu da página inicial do portal;</text:p>
      <text:h text:style-name="Heading_20_3" text:outline-level="3"><text:s text:c="6"/><text:span text:style-name="T7">div #content</text:span></text:h>
      <text:p text:style-name="P10"><text:tab/>Div referente ao conteúdo selecionado no menu;</text:p>
      <text:p text:style-name="P10"/>
      <text:p text:style-name="P10"/>
      <text:p text:style-name="P10"/>
      <text:p text:style-name="P10"/>
      <text:p text:style-name="P10"/>
      <text:p text:style-name="P10"/>
      <text:h text:style-name="P15" text:outline-level="2"><text:soft-page-break/></text:h>
      <text:h text:style-name="P15" text:outline-level="2">Glossário</text:h>
      <text:p text:style-name="P9"/>
      <text:p text:style-name="P9"><text:span text:style-name="T2"><text:s text:c="8"/>O conteúdo informado abaixo se refere ao página de glossário sendo ele localizado dentro da div #</text:span><text:span text:style-name="T3">main_content</text:span><text:span text:style-name="T4"> do layout principal do portal.</text:span></text:p>
      <text:p text:style-name="P10"/>
      <text:p text:style-name="P10"/>
      <text:p text:style-name="P3"><text:tab/> <text:s/>Fonte : views/main/glossario.ctp e views/main/itens_glossario.ctp</text:p>
      <text:p text:style-name="P10"><draw:g text:anchor-type="paragraph" draw:z-index="2" draw:style-name="gr1"><draw:rect draw:style-name="gr3" draw:text-style-name="P21" svg:width="12.992cm" svg:height="6.746cm" svg:x="1.501cm" svg:y="0.219cm"><text:p/></draw:rect><draw:frame draw:style-name="gr9" draw:text-style-name="P22" svg:width="4.012cm" svg:height="0.426cm" svg:x="1.877cm" svg:y="0.265cm"><draw:text-box><text:p><text:span text:style-name="T1">div #main_content</text:span></text:p></draw:text-box></draw:frame><draw:rect draw:style-name="gr5" draw:text-style-name="P21" svg:width="12.198cm" svg:height="1.112cm" svg:x="1.924cm" svg:y="0.82cm"><text:p/></draw:rect><draw:rect draw:style-name="gr5" draw:text-style-name="P21" svg:width="12.198cm" svg:height="4.186cm" svg:x="1.898cm" svg:y="2.355cm"><text:p/></draw:rect><draw:frame draw:style-name="gr10" draw:text-style-name="P22" svg:width="4.012cm" svg:height="0.426cm" svg:x="2.141cm" svg:y="0.974cm"><draw:text-box><text:p><text:span text:style-name="T1">div.glossario</text:span></text:p></draw:text-box></draw:frame><draw:frame draw:style-name="gr10" draw:text-style-name="P22" svg:width="4.012cm" svg:height="0.426cm" svg:x="2.141cm" svg:y="2.524cm"><draw:text-box><text:p><text:span text:style-name="T1">div.itens_glossario</text:span>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3" text:outline-level="3"><text:s text:c="6"/><text:span text:style-name="T7">div .glossario</text:span></text:h>
      <text:p text:style-name="P10"><text:tab/>Div referente ao cabeçalho do glossário;</text:p>
      <text:h text:style-name="Heading_20_3" text:outline-level="3"><text:s text:c="6"/><text:span text:style-name="T7">div .itens_glossario</text:span></text:h>
      <text:p text:style-name="P10"><text:tab/>Div referente aos itens do glossário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15" text:outline-level="2">Consulta Dados ( Despesas / Receitas / Diárias )</text:h>
      <text:p text:style-name="P9"/>
      <text:p text:style-name="P9"><text:span text:style-name="T2"><text:s text:c="8"/>O conteúdo informado abaixo se refere ao consulta principal de Receitas /Despesas e Diárias sendo ele localizado dentro da div #</text:span><text:span text:style-name="T3">main_content</text:span><text:span text:style-name="T4"> do layout principal do portal.</text:span></text:p>
      <text:p text:style-name="P10"/>
      <text:p text:style-name="P3"><text:tab/> <text:s/>Fonte : views/despesas/index.ctp</text:p>
      <text:p text:style-name="P3"><text:tab/><text:tab/> <text:s text:c="2"/>views/despesas/diarias.ctp</text:p>
      <text:p text:style-name="P3"><text:s text:c="2"/><text:tab/><text:tab/> <text:s text:c="2"/>views/receitas/index.ctp</text:p>
      <text:p text:style-name="P10"><draw:g text:anchor-type="paragraph" draw:z-index="3" draw:style-name="gr1"><draw:rect draw:style-name="gr3" draw:text-style-name="P21" svg:width="12.992cm" svg:height="5.739cm" svg:x="1.501cm" svg:y="0.351cm"><text:p/></draw:rect><draw:frame draw:style-name="gr11" draw:text-style-name="P22" svg:width="4.012cm" svg:height="0.426cm" svg:x="1.877cm" svg:y="0.476cm"><draw:text-box><text:p><text:span text:style-name="T1">div #main_content</text:span></text:p></draw:text-box></draw:frame><draw:rect draw:style-name="gr5" draw:text-style-name="P21" svg:width="12.172cm" svg:height="0.9cm" svg:x="1.871cm" svg:y="1.115cm"><text:p/></draw:rect><draw:rect draw:style-name="gr5" draw:text-style-name="P21" svg:width="12.172cm" svg:height="3.345cm" svg:x="1.871cm" svg:y="2.374cm"><text:p/></draw:rect><draw:rect draw:style-name="gr6" draw:text-style-name="P21" svg:width="11.219cm" svg:height="1.985cm" svg:x="2.374cm" svg:y="3.258cm"><text:p/></draw:rect><draw:frame draw:style-name="gr11" draw:text-style-name="P22" svg:width="4.012cm" svg:height="0.426cm" svg:x="2.115cm" svg:y="1.318cm"><draw:text-box><text:p><text:span text:style-name="T1">div #breadcrumb</text:span></text:p></draw:text-box></draw:frame><draw:frame draw:style-name="gr11" draw:text-style-name="P22" svg:width="4.012cm" svg:height="0.426cm" svg:x="2.115cm" svg:y="2.529cm"><draw:text-box><text:p><text:span text:style-name="T1">div #consulta_dados</text:span></text:p></draw:text-box></draw:frame><draw:frame draw:style-name="gr11" draw:text-style-name="P22" svg:width="4.012cm" svg:height="0.426cm" svg:x="2.665cm" svg:y="3.418cm"><draw:text-box><text:p><text:span text:style-name="T1">div .navbar_detalhe</text:span>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3" text:outline-level="3"><text:s text:c="6"/><text:span text:style-name="T7">div #breadcrumb</text:span></text:h>
      <text:p text:style-name="P10"><text:tab/>Div referente ao lista de navegação horizontal ;</text:p>
      <text:h text:style-name="Heading_20_3" text:outline-level="3"><text:s text:c="6"/><text:span text:style-name="T7">div #consulta_dados</text:span></text:h>
      <text:p text:style-name="P10"><text:tab/>Div agrupadora do menu;</text:p>
      <text:h text:style-name="Heading_20_3" text:outline-level="3"><text:s text:c="6"/><text:span text:style-name="T7">div .navbar_detalhe</text:span></text:h>
      <text:p text:style-name="P10"><text:tab/>Div referente ao menu com a lista de tipo de filtros da consulta selecionada;</text:p>
      <text:p text:style-name="P10"/>
      <text:h text:style-name="P16" text:outline-level="1"><text:s text:c="4"/><text:span text:style-name="T7">Alterar Imagem Cabeçalho</text:span></text:h>
      <text:p text:style-name="P10"><text:tab/>Substituir a imagem top_header.jpg existente no diretório “app/webroot/img” <text:s/>ou alterar o conteúdo do css ( style.css ) referente ao ID #header;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Verdana1"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801cm" fo:margin-right="0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Verdana1" fo:font-size="10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Verdana" fo:font-size="10pt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Verdana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 fo:background-color="transparent">
        <style:tab-stops/>
        <style:background-image/>
      </style:paragraph-properties>
      <style:text-properties style:font-name="Verdana1" fo:font-size="10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Verdana2"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text-align="start" style:justify-single-word="false"/>
      <style:text-properties style:font-name="Verdana2"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style:font-name="Verdana2" fo:font-size="10pt" style:font-size-asian="10pt" style:font-size-complex="10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0.099cm" svg:y="0.079cm" svg:width="5.842cm" svg:height="2.397cm" draw:z-index="9"><draw:image xlink:href="Pictures/1000000000000400000001A43E3CEAC9.jpg" xlink:type="simple" xlink:show="embed" xlink:actuate="onLoad"/></draw:frame></text:p>
        <text:p text:style-name="MP1">DBSeller Serviços de Informática Ltda - Porto Alegre, RS <text:s/></text:p>
        <text:p text:style-name="MP1">Rua General Câmara, 406 – Centro - Sala 704/301 <text:s/></text:p>
        <text:p text:style-name="MP1"><text:s text:c="2"/>Fone: (51) 3076.5101 <text:s/></text:p>
        <text:p text:style-name="MP2"><text:span text:style-name="MT1"><text:s text:c="2"/></text:span><text:a xlink:type="simple" xlink:href="http://www.dbseller.com.br/"><text:span text:style-name="MT1">www.dbseller.com.br</text:span></text:a><text:span text:style-name="MT1"> <text:s/></text:span></text:p>
        <text:p text:style-name="MP3"/>
      </style:header>
      <style:footer>
        <text:p text:style-name="MP4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bseller </meta:initial-creator>
    <meta:creation-date>2011-06-07T15:31:14</meta:creation-date>
    <dc:date>2011-06-20T13:45:07</dc:date>
    <dc:creator>dbseller </dc:creator>
    <meta:editing-duration>PT13H10M35S</meta:editing-duration>
    <meta:editing-cycles>948</meta:editing-cycles>
    <meta:generator>OpenOffice.org/3.2$Linux OpenOffice.org_project/320m12$Build-9483</meta:generator>
    <meta:document-statistic meta:table-count="0" meta:image-count="1" meta:object-count="0" meta:page-count="6" meta:paragraph-count="83" meta:word-count="460" meta:character-count="3346"/>
  </office:meta>
</office:document-meta>
</file>